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1.6048in"/>
    </style:style>
    <style:style style:name="TableColumn6" style:family="table-column">
      <style:table-column-properties style:column-width="3.7916in"/>
    </style:style>
    <style:style style:name="TableColumn7" style:family="table-column">
      <style:table-column-properties style:column-width="1.1034in"/>
    </style:style>
    <style:style style:name="Table4" style:family="table">
      <style:table-properties style:width="6.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35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35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35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35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36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list-style-name="LFO36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36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36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36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36" style:family="paragraph"/>
    <style:style style:name="P125" style:parent-style-name="Normal" style:list-style-name="LFO36" style:family="paragraph"/>
    <style:style style:name="P126" style:parent-style-name="Normal" style:list-style-name="LFO36" style:family="paragraph"/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list-style-name="LFO37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37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37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🗂</text:span><text:span text:style-name="T3"><text:s/>Token Schema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P10">Token</text:p>
            </table:table-cell>
            <table:table-cell table:style-name="TableCell11">
              <text:p text:style-name="P12">Source DTO Field(s)</text:p>
            </table:table-cell>
            <table:table-cell table:style-name="TableCell13">
              <text:p text:style-name="P14">Purpose in Templates</text:p>
            </table:table-cell>
          </table:table-row>
        </table:table-header-rows>
        <table:table-row table:style-name="TableRow15">
          <table:table-cell table:style-name="TableCell16">
            <text:p text:style-name="Normal">RegistryClassName</text:p>
          </table:table-cell>
          <table:table-cell table:style-name="TableCell17">
            <text:p text:style-name="Normal">CanonicalModelDto.CodeGen.RegistryClassName</text:p>
          </table:table-cell>
          <table:table-cell table:style-name="TableCell18">
            <text:p text:style-name="Normal">Used in registry class names and aggregate registries.</text:p>
          </table:table-cell>
        </table:table-row>
        <table:table-row table:style-name="TableRow19">
          <table:table-cell table:style-name="TableCell20">
            <text:p text:style-name="Normal">GeneratedHeader</text:p>
          </table:table-cell>
          <table:table-cell table:style-name="TableCell21">
            <text:p text:style-name="Normal">CanonicalModelDto.CodeGen.GeneratedCodePath</text:p>
          </table:table-cell>
          <table:table-cell table:style-name="TableCell22">
            <text:p text:style-name="Normal">Header comment in generated files.</text:p>
          </table:table-cell>
        </table:table-row>
        <table:table-row table:style-name="TableRow23">
          <table:table-cell table:style-name="TableCell24">
            <text:p text:style-name="Normal">Usings</text:p>
          </table:table-cell>
          <table:table-cell table:style-name="TableCell25">
            <text:p text:style-name="Normal">CanonicalModelDto.CodeGen.Usings (currently empty)</text:p>
          </table:table-cell>
          <table:table-cell table:style-name="TableCell26">
            <text:p text:style-name="Normal">Inserted at top of generated files for namespace imports.</text:p>
          </table:table-cell>
        </table:table-row>
        <table:table-row table:style-name="TableRow27">
          <table:table-cell table:style-name="TableCell28">
            <text:p text:style-name="Normal">Namespace</text:p>
          </table:table-cell>
          <table:table-cell table:style-name="TableCell29">
            <text:p text:style-name="Normal">CanonicalModelDto.CodeGen.NamespaceName or QualifiedClassName.SafeExtractNamespace()</text:p>
          </table:table-cell>
          <table:table-cell table:style-name="TableCell30">
            <text:p text:style-name="Normal">Declares namespace for generated code.</text:p>
          </table:table-cell>
        </table:table-row>
        <table:table-row table:style-name="TableRow31">
          <table:table-cell table:style-name="TableCell32">
            <text:p text:style-name="Normal">NamedInstanceName</text:p>
          </table:table-cell>
          <table:table-cell table:style-name="TableCell33">
            <text:p text:style-name="Normal">NamedInstanceDto.NamedInstanceName</text:p>
          </table:table-cell>
          <table:table-cell table:style-name="TableCell34">
            <text:p text:style-name="Normal">Core identity of each instance; drives accessor names and filenames.</text:p>
          </table:table-cell>
        </table:table-row>
        <table:table-row table:style-name="TableRow35">
          <table:table-cell table:style-name="TableCell36">
            <text:p text:style-name="Normal">QualifiedClassName</text:p>
          </table:table-cell>
          <table:table-cell table:style-name="TableCell37">
            <text:p text:style-name="Normal">NamedInstanceDto.QualifiedClassName</text:p>
          </table:table-cell>
          <table:table-cell table:style-name="TableCell38">
            <text:p text:style-name="Normal">Used for type resolution and ResolveConcrete.</text:p>
          </table:table-cell>
        </table:table-row>
        <text:soft-page-break/>
        <table:table-row table:style-name="TableRow39">
          <table:table-cell table:style-name="TableCell40">
            <text:p text:style-name="Normal">QualifiedClassNameRaw</text:p>
          </table:table-cell>
          <table:table-cell table:style-name="TableCell41">
            <text:p text:style-name="Normal">NamedInstanceDto.QualifiedClassName</text:p>
          </table:table-cell>
          <table:table-cell table:style-name="TableCell42">
            <text:p text:style-name="Normal">Raw form for new construction.</text:p>
          </table:table-cell>
        </table:table-row>
        <table:table-row table:style-name="TableRow43">
          <table:table-cell table:style-name="TableCell44">
            <text:p text:style-name="Normal">QualifiedInterfaceName</text:p>
          </table:table-cell>
          <table:table-cell table:style-name="TableCell45">
            <text:p text:style-name="Normal">NamedInstanceDto.QualifiedInterfaceName</text:p>
          </table:table-cell>
          <table:table-cell table:style-name="TableCell46">
            <text:p text:style-name="Normal">Optional interface type; used only if present.</text:p>
          </table:table-cell>
        </table:table-row>
        <table:table-row table:style-name="TableRow47">
          <table:table-cell table:style-name="TableCell48">
            <text:p text:style-name="Normal">QualifiedInterfaceOrClass</text:p>
          </table:table-cell>
          <table:table-cell table:style-name="TableCell49">
            <text:p text:style-name="Normal">Mapper: QualifiedInterfaceName ?? QualifiedClassName</text:p>
          </table:table-cell>
          <table:table-cell table:style-name="TableCell50">
            <text:p text:style-name="Normal">Unified token for interface/class type in accessors.</text:p>
          </table:table-cell>
        </table:table-row>
        <table:table-row table:style-name="TableRow51">
          <table:table-cell table:style-name="TableCell52">
            <text:p text:style-name="Normal">EffectiveTypeRaw</text:p>
          </table:table-cell>
          <table:table-cell table:style-name="TableCell53">
            <text:p text:style-name="Normal">Mapper: QualifiedInterfaceName ?? QualifiedClassName</text:p>
          </table:table-cell>
          <table:table-cell table:style-name="TableCell54">
            <text:p text:style-name="Normal">Unified token for effective type in function accessors.</text:p>
          </table:table-cell>
        </table:table-row>
        <table:table-row table:style-name="TableRow55">
          <table:table-cell table:style-name="TableCell56">
            <text:p text:style-name="Normal">IsSimpleConstructible</text:p>
          </table:table-cell>
          <table:table-cell table:style-name="TableCell57">
            <text:p text:style-name="Normal">Derived: no assignments/elements</text:p>
          </table:table-cell>
          <table:table-cell table:style-name="TableCell58">
            <text:p text:style-name="Normal">Drives conditional new vs. provider fallback.</text:p>
          </table:table-cell>
        </table:table-row>
        <table:table-row table:style-name="TableRow59">
          <table:table-cell table:style-name="TableCell60">
            <text:p text:style-name="Normal">HasInitializer</text:p>
          </table:table-cell>
          <table:table-cell table:style-name="TableCell61">
            <text:p text:style-name="Normal">Derived: assignments/elements exist</text:p>
          </table:table-cell>
          <table:table-cell table:style-name="TableCell62">
            <text:p text:style-name="Normal">Signals initializer invocation required.</text:p>
          </table:table-cell>
        </table:table-row>
        <table:table-row table:style-name="TableRow63">
          <table:table-cell table:style-name="TableCell64">
            <text:p text:style-name="Normal">IsArray</text:p>
          </table:table-cell>
          <table:table-cell table:style-name="TableCell65">
            <text:p text:style-name="Normal">NamedInstanceDto.IsArray</text:p>
          </table:table-cell>
          <table:table-cell table:style-name="TableCell66">
            <text:p text:style-name="Normal">Used in array accessor templates.</text:p>
          </table:table-cell>
        </table:table-row>
        <text:soft-page-break/>
        <table:table-row table:style-name="TableRow67">
          <table:table-cell table:style-name="TableCell68">
            <text:p text:style-name="Normal">IsNullable</text:p>
          </table:table-cell>
          <table:table-cell table:style-name="TableCell69">
            <text:p text:style-name="Normal">NamedInstanceDto.IsNullable</text:p>
          </table:table-cell>
          <table:table-cell table:style-name="TableCell70">
            <text:p text:style-name="Normal">Used for nullability annotations.</text:p>
          </table:table-cell>
        </table:table-row>
        <table:table-row table:style-name="TableRow71">
          <table:table-cell table:style-name="TableCell72">
            <text:p text:style-name="Normal">ElementIsNullable</text:p>
          </table:table-cell>
          <table:table-cell table:style-name="TableCell73">
            <text:p text:style-name="Normal">NamedInstanceDto.ElementIsNullable</text:p>
          </table:table-cell>
          <table:table-cell table:style-name="TableCell74">
            <text:p text:style-name="Normal">Used in array element typing.</text:p>
          </table:table-cell>
        </table:table-row>
        <table:table-row table:style-name="TableRow75">
          <table:table-cell table:style-name="TableCell76">
            <text:p text:style-name="Normal">Provenance</text:p>
          </table:table-cell>
          <table:table-cell table:style-name="TableCell77">
            <text:p text:style-name="Normal">NamedInstanceDto.ProvenanceStack.Latest.Origin.LogicalPath</text:p>
          </table:table-cell>
          <table:table-cell table:style-name="TableCell78">
            <text:p text:style-name="Normal">Stamped in comments for traceability.</text:p>
          </table:table-cell>
        </table:table-row>
        <table:table-row table:style-name="TableRow79">
          <table:table-cell table:style-name="TableCell80">
            <text:p text:style-name="Normal">Assignments</text:p>
          </table:table-cell>
          <table:table-cell table:style-name="TableCell81">
            <text:p text:style-name="Normal">NamedInstanceDto.Assignments</text:p>
          </table:table-cell>
          <table:table-cell table:style-name="TableCell82">
            <text:p text:style-name="Normal">Drives initializer parameter resolution.</text:p>
          </table:table-cell>
        </table:table-row>
        <table:table-row table:style-name="TableRow83">
          <table:table-cell table:style-name="TableCell84">
            <text:p text:style-name="Normal">Elements</text:p>
          </table:table-cell>
          <table:table-cell table:style-name="TableCell85">
            <text:p text:style-name="Normal">NamedInstanceDto.Elements</text:p>
          </table:table-cell>
          <table:table-cell table:style-name="TableCell86">
            <text:p text:style-name="Normal">Drives array accessor construction.</text:p>
          </table:table-cell>
        </table:table-row>
        <table:table-row table:style-name="TableRow87">
          <table:table-cell table:style-name="TableCell88">
            <text:p text:style-name="Normal">InitializerParameterList</text:p>
          </table:table-cell>
          <table:table-cell table:style-name="TableCell89">
            <text:p text:style-name="Normal">Derived: join of assignment parameter names</text:p>
          </table:table-cell>
          <table:table-cell table:style-name="TableCell90">
            <text:p text:style-name="Normal">Passed into InitializeAsync calls.</text:p>
          </table:table-cell>
        </table:table-row>
        <table:table-row table:style-name="TableRow91">
          <table:table-cell table:style-name="TableCell92">
            <text:p text:style-name="Normal">__AllNamedInstances</text:p>
          </table:table-cell>
          <table:table-cell table:style-name="TableCell93">
            <text:p text:style-name="Normal">Mapper: summary of all instances</text:p>
          </table:table-cell>
          <table:table-cell table:style-name="TableCell94">
            <text:p text:style-name="Normal">Helper for aggregate templates.</text:p>
          </table:table-cell>
        </table:table-row>
        <table:table-row table:style-name="TableRow95">
          <table:table-cell table:style-name="TableCell96">
            <text:p text:style-name="Normal">__CanonicalDto</text:p>
          </table:table-cell>
          <table:table-cell table:style-name="TableCell97">
            <text:p text:style-name="Normal">Entire CanonicalModelDto</text:p>
          </table:table-cell>
          <table:table-cell table:style-name="TableCell98">
            <text:p text:style-name="Normal">Debugging / advanced template logic.</text:p>
          </table:table-cell>
        </table:table-row>
        <table:table-row table:style-name="TableRow99">
          <table:table-cell table:style-name="TableCell100">
            <text:p text:style-name="Normal">__NamedInstanceLookup</text:p>
          </table:table-cell>
          <table:table-cell table:style-name="TableCell101">
            <text:p text:style-name="Normal">Mapper: dictionary of all instances</text:p>
          </table:table-cell>
          <table:table-cell table:style-name="TableCell102">
            <text:p text:style-name="Normal">Used for cross‑reference resolution.</text:p>
          </table:table-cell>
        </table:table-row>
      </table:table>
      <text:soft-page-break/>
      <text:p text:style-name="Normal"><text:span text:style-name="T103">✅</text:span><text:span text:style-name="T104"><text:s/>Why this schema matters</text:span></text:p>
      <text:list text:style-name="LFO35" text:continue-numbering="true">
        <text:list-item>
          <text:p text:style-name="P105"><text:span text:style-name="T106">Clarity</text:span>: Every template token has a single source.</text:p>
        </text:list-item>
        <text:list-item>
          <text:p text:style-name="P107"><text:span text:style-name="T108">Determinism</text:span>: No inline ?? logic left in templates.</text:p>
        </text:list-item>
        <text:list-item>
          <text:p text:style-name="P109"><text:span text:style-name="T110">Coverage check</text:span>: You can now verify that your mapper sets all tokens the templates expect.</text:p>
        </text:list-item>
        <text:list-item>
          <text:p text:style-name="P111"><text:span text:style-name="T112">Onboarding</text:span>: New contributors can read this table to understand the generator contract without diving into DTOs.</text:p>
        </text:list-item>
      </text:list>
      <text:p text:style-name="Normal">----------------<text:line-break/>Here’s a quick recap so you don’t lose the thread when you pick this back up:</text:p>
      <text:p text:style-name="P113">Where we left off</text:p>
      <text:list text:style-name="LFO36" text:continue-numbering="true">
        <text:list-item>
          <text:p text:style-name="P114">You’ve built a<text:s/><text:span text:style-name="T115">Coerce(...) helper</text:span><text:s/>that validates and converts assignment values against the target type, using only string type names and DTO flags (IsArray, IsNullable).</text:p>
        </text:list-item>
        <text:list-item>
          <text:p text:style-name="P116">We refined it to be<text:s/><text:span text:style-name="T117">DRY</text:span>, with a canonical coercion table (QualifiedTypeName, ShortTypeName, Func&lt;string, object&gt;).</text:p>
        </text:list-item>
        <text:list-item>
          <text:p text:style-name="P118">You confirmed that<text:s/><text:span text:style-name="T119">typed nulls don’t survive boxing</text:span>, so the DTO metadata is the only way to preserve nullability intent.</text:p>
        </text:list-item>
        <text:list-item>
          <text:p text:style-name="P120">We discussed<text:s/><text:span text:style-name="T121">empty array support</text:span>: "[]" → Array.Empty&lt;object&gt;(), with templates emitting new T[] { }.</text:p>
        </text:list-item>
        <text:list-item>
          <text:p text:style-name="P122">We sketched a<text:s/><text:span text:style-name="T123">mapper block</text:span><text:s/>that produces:</text:p>
          <text:list text:continue-numbering="true">
            <text:list-item>
              <text:p text:style-name="P124">AssignmentValueRaw → the literal from YAML.</text:p>
            </text:list-item>
            <text:list-item>
              <text:p text:style-name="P125">AssignmentValueCoerced → the validated constant.</text:p>
            </text:list-item>
            <text:list-item>
              <text:p text:style-name="P126">InitializerArgumentExpression → a ready‑to‑emit snippet for initializer calls.</text:p>
            </text:list-item>
          </text:list>
        </text:list-item>
      </text:list>
      <text:p text:style-name="P127">Next steps when you resume</text:p>
      <text:list text:style-name="LFO37" text:continue-numbering="true">
        <text:list-item>
          <text:p text:style-name="P128">Wire Coerce(...) into your<text:s/><text:span text:style-name="T129">HandlebarsExpandoMapper</text:span>, so every assignment carries both raw and coerced values.</text:p>
        </text:list-item>
        <text:list-item>
          <text:p text:style-name="P130">Extend InitializerArgumentExpression to unify<text:s/><text:span text:style-name="T131">primitive literals</text:span><text:s/>and<text:s/><text:span text:style-name="T132">reference assignments</text:span><text:s/>(registry.GetFooInstance()).</text:p>
        </text:list-item>
        <text:list-item>
          <text:p text:style-name="P133">Decide whether to expose both raw and coerced tokens to templates, or just the pre‑formatted expression.</text:p>
        </text:list-item>
      </text:list>
      <text:p text:style-name="Normal">This way, when you come back, you’ll know we were right at the point of<text:s/><text:span text:style-name="T134">consuming<text:s/></text:span>Coerce(...)<text:span text:style-name="T135"><text:s/>in the mapper</text:span><text:s/>and shaping the initializer argument expressions.</text:p>
      <text:p text:style-name="Normal">When you’re ready, we can finish wiring that into the full mapper so templates can emit arguments confidentl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Metcalfe</meta:initial-creator>
    <dc:creator>Jack Metcalfe</dc:creator>
    <meta:creation-date>2025-12-15T17:54:00Z</meta:creation-date>
    <dc:date>2025-12-16T03:06:00Z</dc:date>
    <meta:template xlink:href="Normal.dotm" xlink:type="simple"/>
    <meta:editing-cycles>3</meta:editing-cycles>
    <meta:editing-duration>PT33180S</meta:editing-duration>
    <meta:document-statistic meta:page-count="5" meta:paragraph-count="8" meta:word-count="606" meta:character-count="4054" meta:row-count="28" meta:non-whitespace-character-count="3456"/>
  </office:meta>
</office:document-meta>
</file>